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DefinitionImpl.toXml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pertyDefinitionImpl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Impl.get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Impl.PropertyDefinitionImpl( Property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Definition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Impl.create( Property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DefinitionImpl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Impl.getValue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